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5.858cm" fo:min-width="6.415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Short_20_line_20_Arrow" draw:marker-end-width="0.15cm" draw:stroke-linejoin="round" svg:stroke-linecap="butt" draw:fill="none" draw:textarea-vertical-align="middle"/>
    </style:style>
    <style:style style:name="gr4" style:family="graphic" style:parent-style-name="objectwithoutfill">
      <style:graphic-properties draw:stroke="dash" draw:stroke-dash="Ultrafine_20_Dashed" draw:marker-end="Short_20_line_20_Arrow" draw:marker-end-width="0.15cm" draw:stroke-linejoin="round" svg:stroke-linecap="butt" draw:fill="none" draw:textarea-vertical-align="middle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000000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9.779cm" svg:height="8.636cm" svg:x="2.813cm" svg:y="1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0.127cm" svg:height="0.127cm" svg:x="5.707cm" svg:y="2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127cm" svg:height="0.127cm" svg:x="7.408cm" svg:y="2.5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0.127cm" svg:height="0.127cm" svg:x="9.208cm" svg:y="2.5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127cm" svg:height="0.127cm" svg:x="5.908cm" svg:y="4.1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127cm" svg:height="0.127cm" svg:x="9.008cm" svg:y="4.1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127cm" svg:height="0.127cm" svg:x="7.508cm" svg:y="5.7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771cm" svg:y1="2.667cm" svg:x2="5.926cm" svg:y2="4.159cm" draw:start-shape="id1" draw:start-glue-point="8" draw:end-shape="id2" draw:end-glue-point="5" svg:d="M5771 2667l155 1492" svg:viewBox="0 0 156 1493">
          <text:p/>
        </draw:connector>
        <draw:connector draw:style-name="gr4" draw:text-style-name="P1" draw:layer="layout" draw:type="line" svg:x1="7.472cm" svg:y1="2.668cm" svg:x2="9.026cm" svg:y2="4.159cm" draw:start-shape="id3" draw:start-glue-point="8" draw:end-shape="id4" draw:end-glue-point="5" svg:d="M7472 2668l1554 1491" svg:viewBox="0 0 1555 1492">
          <text:p/>
        </draw:connector>
        <draw:connector draw:style-name="gr3" draw:text-style-name="P1" draw:layer="layout" draw:type="line" svg:x1="5.972cm" svg:y1="4.268cm" svg:x2="7.526cm" svg:y2="5.759cm" draw:start-shape="id2" draw:start-glue-point="8" draw:end-shape="id5" draw:end-glue-point="5" svg:d="M5972 4268l1554 1491" svg:viewBox="0 0 1555 1492">
          <text:p/>
        </draw:connector>
        <draw:connector draw:style-name="gr4" draw:text-style-name="P1" draw:layer="layout" draw:type="line" svg:x1="9.272cm" svg:y1="2.668cm" svg:x2="9.117cm" svg:y2="4.159cm" draw:start-shape="id6" draw:start-glue-point="8" draw:end-shape="id4" draw:end-glue-point="11" svg:d="M9272 2668l-155 1491" svg:viewBox="0 0 156 1492">
          <text:p/>
        </draw:connector>
        <draw:connector draw:style-name="gr3" draw:text-style-name="P1" draw:layer="layout" draw:type="line" svg:x1="7.472cm" svg:y1="2.668cm" svg:x2="6.017cm" svg:y2="4.159cm" draw:start-shape="id3" draw:start-glue-point="8" draw:end-shape="id2" draw:end-glue-point="11" svg:d="M7472 2668l-1455 1491" svg:viewBox="0 0 1456 1492">
          <text:p/>
        </draw:connector>
        <draw:connector draw:style-name="gr4" draw:text-style-name="P1" draw:layer="layout" draw:type="line" svg:x1="9.026cm" svg:y1="4.25cm" svg:x2="7.635cm" svg:y2="5.805cm" draw:start-shape="id4" draw:start-glue-point="7" draw:end-shape="id5" draw:end-glue-point="10" svg:d="M9026 4250l-1391 1555" svg:viewBox="0 0 1392 1556">
          <text:p/>
        </draw:connector>
        <draw:connector draw:style-name="gr4" draw:text-style-name="P1" draw:layer="layout" draw:type="line" svg:x1="5.834cm" svg:y1="2.604cm" svg:x2="7.572cm" svg:y2="5.741cm" draw:start-shape="id1" draw:start-glue-point="10" draw:end-shape="id5" draw:end-glue-point="4" svg:d="M5834 2604l1738 3137" svg:viewBox="0 0 1739 3138">
          <text:p/>
        </draw:connector>
        <draw:connector draw:style-name="gr3" draw:text-style-name="P1" draw:layer="layout" draw:type="line" svg:x1="9.226cm" svg:y1="2.65cm" svg:x2="7.617cm" svg:y2="5.759cm" draw:start-shape="id6" draw:start-glue-point="7" draw:end-shape="id5" draw:end-glue-point="11" svg:d="M9226 2650l-1609 3109" svg:viewBox="0 0 1610 3110">
          <text:p/>
        </draw:connector>
        <draw:custom-shape draw:style-name="gr2" draw:text-style-name="P2" xml:id="id7" draw:id="id7" draw:layer="layout" svg:width="0.127cm" svg:height="0.127cm" svg:x="6.05cm" svg:y="8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0.127cm" svg:height="0.127cm" svg:x="9.251cm" svg:y="8.0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draw:line-skew="0.155cm -0.11cm" svg:x1="6.177cm" svg:y1="8.341cm" svg:x2="6.114cm" svg:y2="8.404cm" draw:start-shape="id7" draw:start-glue-point="10" draw:end-shape="id7" draw:end-glue-point="8" svg:d="M6177 8341c984 0 821 228 559 390s-622 259-622-327" svg:viewBox="0 0 823 515">
          <text:p/>
        </draw:connector>
        <draw:connector draw:style-name="gr3" draw:text-style-name="P1" draw:layer="layout" draw:type="curve" draw:line-skew="0.634cm" svg:x1="9.315cm" svg:y1="8.205cm" svg:x2="6.159cm" svg:y2="8.386cm" draw:start-shape="id8" draw:start-glue-point="8" draw:end-shape="id7" draw:end-glue-point="9" svg:d="M9315 8205c0 2001-3156 1910-3156 181" svg:viewBox="0 0 3157 1490">
          <text:p/>
        </draw:connector>
        <draw:g>
          <svg:title>TexMaths</svg:title>
          <svg:desc>12§display§a \odot b§svg§600§FALSE§</svg:desc>
          <draw:polygon draw:style-name="gr5" draw:text-style-name="P3" draw:layer="layout" svg:width="0.917cm" svg:height="0.327cm" svg:x="4.852cm" svg:y="4.042cm" svg:viewBox="0 0 918 328" draw:points="458,328 0,328 0,0 918,0 918,328">
            <text:p/>
          </draw:polygon>
          <draw:path draw:style-name="gr6" draw:text-style-name="P4" draw:layer="layout" svg:width="0.193cm" svg:height="0.191cm" svg:x="4.869cm" svg:y="4.148cm" svg:viewBox="0 0 194 192" svg:d="M142 28c-9-16-21-28-40-28-49 0-102 62-102 125 0 40 23 67 56 67 9 0 30-1 56-31 3 18 18 31 38 31 16 0 25-9 31-23 7-15 13-42 13-42 0-5-3-5-4-5-5 0-5 3-6 9-8 27-16 52-33 52-12 0-13-11-13-20s1-12 6-31c5-18 5-22 10-38l14-59c4-12 4-13 4-15 0-7-5-12-12-12-11 0-17 10-18 20zM114 137c-2 8-2 8-8 15-20 25-36 31-48 31-22 0-28-23-28-40 0-21 13-73 24-93 13-25 31-40 49-40 28 0 34 34 34 37 0 2-1 5-3 7z">
            <text:p/>
          </draw:path>
          <draw:path draw:style-name="gr6" draw:text-style-name="P4" draw:layer="layout" svg:width="0.281cm" svg:height="0.281cm" svg:x="5.192cm" svg:y="4.088cm" svg:viewBox="0 0 282 282" svg:d="M282 142c0-78-64-142-140-142-80 0-142 64-142 142 0 77 64 140 142 140s140-63 140-140zM142 271c-74 0-131-58-131-129 0-74 59-131 131-131s130 59 130 131-60 129-130 129zM170 142c0-17-13-30-28-30-17 0-29 14-29 30 0 15 12 29 29 29 16 0 28-15 28-29z">
            <text:p/>
          </draw:path>
          <draw:path draw:style-name="gr6" draw:text-style-name="P4" draw:layer="layout" svg:width="0.155cm" svg:height="0.298cm" svg:x="5.608cm" svg:y="4.041cm" svg:viewBox="0 0 156 299" svg:d="M82 5c0 0 0-5-6-5-10 0-41 4-52 5-4 0-8 0-8 8 0 5 4 5 10 5 21 0 22 2 22 7 0 3-5 17-6 27l-35 138c-6 20-7 27-7 42 0 41 23 67 54 67 50 0 102-64 102-125 0-38-22-67-56-67-20 0-38 12-50 25zM42 165c2-9 2-10 6-15 20-28 40-34 52-34 14 0 26 12 26 40 0 25-14 73-22 90-14 28-33 43-50 43-14 0-29-12-29-43 0-7 0-15 7-42z">
            <text:p/>
          </draw:path>
        </draw:g>
        <draw:g>
          <svg:title>TexMaths</svg:title>
          <svg:desc>12§display§b \odot c§svg§600§FALSE§</svg:desc>
          <draw:polygon draw:style-name="gr5" draw:text-style-name="P3" draw:layer="layout" svg:width="0.876cm" svg:height="0.327cm" svg:x="9.354cm" svg:y="4.044cm" svg:viewBox="0 0 877 328" draw:points="439,328 0,328 0,0 877,0 877,328">
            <text:p/>
          </draw:polygon>
          <draw:path draw:style-name="gr6" draw:text-style-name="P4" draw:layer="layout" svg:width="0.155cm" svg:height="0.298cm" svg:x="9.374cm" svg:y="4.043cm" svg:viewBox="0 0 156 299" svg:d="M82 5c0 0 0-5-6-5-10 0-41 4-52 5-4 0-8 0-8 8 0 5 4 5 10 5 21 0 22 2 22 7 0 3-5 17-6 27l-35 138c-6 20-7 27-7 42 0 41 23 67 54 67 50 0 102-64 102-125 0-38-22-67-56-67-20 0-38 12-50 25zM42 165c2-9 2-10 6-15 20-28 40-34 52-34 14 0 26 12 26 40 0 25-14 73-22 90-14 28-33 43-50 43-14 0-29-12-29-43 0-7 0-15 7-42z">
            <text:p/>
          </draw:path>
          <draw:path draw:style-name="gr6" draw:text-style-name="P4" draw:layer="layout" svg:width="0.281cm" svg:height="0.281cm" svg:x="9.652cm" svg:y="4.09cm" svg:viewBox="0 0 282 282" svg:d="M282 142c0-78-64-142-140-142-80 0-142 64-142 142 0 77 64 140 142 140s140-63 140-140zM142 271c-74 0-131-58-131-129 0-74 59-131 131-131s130 59 130 131-60 129-130 129zM170 142c0-17-13-30-28-30-17 0-29 14-29 30 0 15 12 29 29 29 16 0 28-15 28-29z">
            <text:p/>
          </draw:path>
          <draw:path draw:style-name="gr6" draw:text-style-name="P4" draw:layer="layout" svg:width="0.165cm" svg:height="0.191cm" svg:x="10.065cm" svg:y="4.15cm" svg:viewBox="0 0 166 192" svg:d="M151 26c-7 0-13 0-19 6-7 6-7 14-7 17 0 10 7 15 15 15 12 0 24-10 24-28 0-20-20-36-50-36-58 0-114 61-114 120 0 38 25 72 68 72 62 0 98-44 98-50 0-3-3-5-6-5-2 0-3 1-5 3-34 43-81 43-85 43-27 0-39-21-39-46 0-18 9-59 23-85 13-24 37-42 60-42 14 0 31 4 37 16z">
            <text:p/>
          </draw:path>
        </draw:g>
        <draw:g>
          <svg:title>TexMaths</svg:title>
          <svg:desc>12§display§a§svg§600§FALSE§</svg:desc>
          <draw:polygon draw:style-name="gr5" draw:text-style-name="P3" draw:layer="layout" svg:width="0.222cm" svg:height="0.181cm" svg:x="5.654cm" svg:y="2.248cm" svg:viewBox="0 0 223 182" draw:points="112,182 0,182 0,0 223,0 223,182">
            <text:p/>
          </draw:polygon>
          <draw:path draw:style-name="gr6" draw:text-style-name="P4" draw:layer="layout" svg:width="0.193cm" svg:height="0.191cm" svg:x="5.671cm" svg:y="2.242cm" svg:viewBox="0 0 194 192" svg:d="M141 28c-8-16-20-28-39-28-49 0-102 62-102 125 0 39 23 67 56 67 9 0 30-1 56-31 3 18 17 31 38 31 15 0 25-10 31-23 7-15 13-42 13-42 0-5-3-5-5-5-4 0-4 3-6 9-7 27-15 51-32 51-12 0-13-10-13-19s1-12 6-31c5-18 5-22 9-38l15-59c3-12 3-13 3-15 0-7-4-12-12-12-10 0-16 10-18 20zM114 137c-3 8-2 8-8 15-20 24-36 30-48 30-22 0-28-22-28-39 0-21 13-73 24-93 13-25 31-40 49-40 28 0 34 34 34 37 0 2-2 5-3 7z">
            <text:p/>
          </draw:path>
        </draw:g>
        <draw:g>
          <svg:title>TexMaths</svg:title>
          <svg:desc>12§display§b§svg§600§FALSE§</svg:desc>
          <draw:polygon draw:style-name="gr5" draw:text-style-name="P3" draw:layer="layout" svg:width="0.18cm" svg:height="0.292cm" svg:x="7.353cm" svg:y="2.144cm" svg:viewBox="0 0 181 293" draw:points="91,293 0,293 0,0 181,0 181,293">
            <text:p/>
          </draw:polygon>
          <draw:path draw:style-name="gr6" draw:text-style-name="P4" draw:layer="layout" svg:width="0.155cm" svg:height="0.298cm" svg:x="7.373cm" svg:y="2.143cm" svg:viewBox="0 0 156 299" svg:d="M82 5c0 0 0-5-6-5-10 0-41 4-52 5-4 0-8 0-8 8 0 5 4 5 10 5 21 0 22 2 22 7 0 3-5 17-6 27l-35 138c-6 20-7 27-7 42 0 41 23 67 54 67 50 0 102-64 102-125 0-38-22-67-57-67-19 0-37 12-49 25zM42 165c2-9 2-10 6-15 20-28 40-34 51-34 15 0 27 12 27 40 0 25-15 73-22 90-14 28-33 43-50 43-14 0-29-12-29-43 0-7 0-15 7-42z">
            <text:p/>
          </draw:path>
        </draw:g>
        <draw:g>
          <svg:title>TexMaths</svg:title>
          <svg:desc>12§display§c§svg§600§FALSE§</svg:desc>
          <draw:polygon draw:style-name="gr5" draw:text-style-name="P3" draw:layer="layout" svg:width="0.183cm" svg:height="0.181cm" svg:x="9.153cm" svg:y="2.248cm" svg:viewBox="0 0 184 182" draw:points="91,182 0,182 0,0 184,0 184,182">
            <text:p/>
          </draw:polygon>
          <draw:path draw:style-name="gr6" draw:text-style-name="P4" draw:layer="layout" svg:width="0.165cm" svg:height="0.191cm" svg:x="9.17cm" svg:y="2.242cm" svg:viewBox="0 0 166 192" svg:d="M152 26c-8 0-14 0-20 6-7 6-7 14-7 17 0 10 7 15 16 15 12 0 24-10 24-28 0-20-21-36-51-36-57 0-114 61-114 120 0 38 25 72 69 72 61 0 97-44 97-50 0-3-2-5-6-5-1 0-2 1-5 3-34 42-80 42-85 42-27 0-39-20-39-45 0-18 9-59 23-85 13-24 37-42 60-42 15 0 32 4 38 16z">
            <text:p/>
          </draw:path>
        </draw:g>
        <draw:g>
          <svg:title>TexMaths</svg:title>
          <svg:desc>12§display§x = x \odot i = i \odot x §svg§600§FALSE§</svg:desc>
          <draw:polygon draw:style-name="gr5" draw:text-style-name="P3" draw:layer="layout" svg:width="3.161cm" svg:height="0.312cm" svg:x="4.653cm" svg:y="7.843cm" svg:viewBox="0 0 3162 313" draw:points="1580,313 0,313 0,0 3162,0 3162,313">
            <text:p/>
          </draw:polygon>
          <draw:path draw:style-name="gr6" draw:text-style-name="P4" draw:layer="layout" svg:width="0.21cm" svg:height="0.191cm" svg:x="4.665cm" svg:y="7.934cm" svg:viewBox="0 0 211 192" svg:d="M130 60c2-12 12-50 42-50 2 0 12 0 20 4-11 3-19 14-19 23 0 7 3 16 15 16 10 0 23-9 23-25 0-22-25-28-39-28-24 0-40 23-45 32-11-27-33-32-45-32-45 0-69 55-69 65 0 5 4 5 5 5 4 0 5-2 6-5 14-45 42-55 56-55 9 0 23 3 23 27 0 13-7 42-23 102-6 26-21 43-39 43-4 0-13 0-22-5 11-2 21-10 21-22s-10-16-17-16c-12 0-23 12-23 25 0 19 22 28 40 28 28 0 43-30 44-33 6 16 20 33 47 33 43 0 67-54 67-65 0-5-4-5-5-5-3 0-5 3-6 5-13 46-42 55-56 55-17 0-23-13-23-27 0-10 2-18 7-38z">
            <text:p/>
          </draw:path>
          <draw:path draw:style-name="gr6" draw:text-style-name="P4" draw:layer="layout" svg:width="0.281cm" svg:height="0.098cm" svg:x="5.033cm" svg:y="7.965cm" svg:viewBox="0 0 282 99" svg:d="M268 17c6 0 14 0 14-9 0-8-8-8-14-8h-254c-6 0-14 0-14 8 0 9 8 9 14 9zM268 99c6 0 14 0 14-8s-8-8-14-8h-254c-6 0-14 0-14 8s8 8 14 8z">
            <text:p/>
          </draw:path>
          <draw:path draw:style-name="gr6" draw:text-style-name="P4" draw:layer="layout" svg:width="0.21cm" svg:height="0.191cm" svg:x="5.467cm" svg:y="7.934cm" svg:viewBox="0 0 211 192" svg:d="M130 60c2-12 12-50 42-50 2 0 12 0 20 4-11 3-19 14-19 23 0 7 3 16 15 16 10 0 23-9 23-25 0-22-25-28-39-28-24 0-40 23-45 32-11-27-33-32-45-32-45 0-69 55-69 65 0 5 4 5 5 5 4 0 5-2 6-5 14-45 42-55 56-55 9 0 23 3 23 27 0 13-7 42-23 102-6 26-21 43-39 43-4 0-13 0-22-5 11-2 21-10 21-22s-10-16-17-16c-12 0-23 12-23 25 0 19 22 28 40 28 28 0 43-30 44-33 6 16 20 33 47 33 43 0 67-54 67-65 0-5-4-5-5-5-3 0-5 3-6 5-13 46-42 55-56 55-17 0-23-13-23-27 0-10 2-18 7-38z">
            <text:p/>
          </draw:path>
          <draw:path draw:style-name="gr6" draw:text-style-name="P4" draw:layer="layout" svg:width="0.281cm" svg:height="0.281cm" svg:x="5.811cm" svg:y="7.874cm" svg:viewBox="0 0 282 282" svg:d="M282 141c0-77-64-141-140-141-80 0-142 64-142 141s64 141 142 141 140-64 140-141zM142 271c-74 0-131-59-131-130 0-73 59-130 131-130s130 59 130 130c0 72-60 130-130 130zM170 141c0-16-13-30-28-30-17 0-29 15-29 30 0 16 12 29 29 29 16 0 28-14 28-29z">
            <text:p/>
          </draw:path>
          <draw:path draw:style-name="gr6" draw:text-style-name="P4" draw:layer="layout" svg:width="0.112cm" svg:height="0.283cm" svg:x="6.221cm" svg:y="7.842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6-4c-4 0-4 1-6 8-7 26-22 51-43 51-8 0-11-3-11-13 0-11 3-17 13-43z">
            <text:p/>
          </draw:path>
          <draw:path draw:style-name="gr6" draw:text-style-name="P4" draw:layer="layout" svg:width="0.281cm" svg:height="0.098cm" svg:x="6.494cm" svg:y="7.965cm" svg:viewBox="0 0 282 99" svg:d="M268 17c6 0 14 0 14-9 0-8-8-8-14-8h-254c-6 0-14 0-14 8 0 9 8 9 14 9zM268 99c6 0 14 0 14-8s-8-8-14-8h-254c-6 0-14 0-14 8s8 8 14 8z">
            <text:p/>
          </draw:path>
          <draw:path draw:style-name="gr6" draw:text-style-name="P4" draw:layer="layout" svg:width="0.112cm" svg:height="0.283cm" svg:x="6.927cm" svg:y="7.842cm" svg:viewBox="0 0 113 284" svg:d="M109 16c0-9-6-16-17-16-10 0-22 11-22 23 0 7 6 14 16 14s23-9 23-21zM77 174c5-12 5-13 8-24 4-9 6-15 6-23 0-19-13-35-35-35-39 0-56 61-56 66 0 4 5 4 5 4 5 0 5-1 7-7 12-40 29-53 43-53 4 0 11 0 11 13 0 10-4 18-5 23-3 11-23 60-30 78-3 11-9 25-9 33 0 21 14 35 34 35 41 0 57-61 57-65s-4-4-5-4c-5 0-5 1-7 8-7 26-22 51-43 51-8 0-11-3-11-13 0-11 3-17 13-43z">
            <text:p/>
          </draw:path>
          <draw:path draw:style-name="gr6" draw:text-style-name="P4" draw:layer="layout" svg:width="0.281cm" svg:height="0.281cm" svg:x="7.177cm" svg:y="7.874cm" svg:viewBox="0 0 282 282" svg:d="M282 141c0-77-64-141-140-141-80 0-142 64-142 141s64 141 142 141 140-64 140-141zM142 271c-74 0-131-59-131-130 0-73 59-130 131-130s130 59 130 130c0 72-60 130-130 130zM170 141c0-16-13-30-28-30-17 0-29 15-29 30 0 16 12 29 29 29 16 0 28-14 28-29z">
            <text:p/>
          </draw:path>
          <draw:path draw:style-name="gr6" draw:text-style-name="P4" draw:layer="layout" svg:width="0.21cm" svg:height="0.191cm" svg:x="7.586cm" svg:y="7.934cm" svg:viewBox="0 0 211 192" svg:d="M130 60c2-12 12-50 42-50 2 0 12 0 20 4-11 3-19 14-19 23 0 7 3 16 15 16 10 0 23-9 23-25 0-22-25-28-39-28-24 0-40 23-45 32-11-27-33-32-45-32-45 0-69 55-69 65 0 5 5 5 5 5 4 0 5-2 6-5 14-45 42-55 56-55 9 0 23 3 23 27 0 13-7 42-23 102-6 26-21 43-39 43-4 0-13 0-22-5 11-2 21-10 21-22s-10-16-17-16c-12 0-23 12-23 25 0 19 22 28 40 28 28 0 43-30 44-33 6 16 20 33 47 33 43 0 67-54 67-65 0-5-4-5-5-5-3 0-5 3-6 5-13 46-42 55-56 55-17 0-23-13-23-27 0-10 2-18 7-38z">
            <text:p/>
          </draw:path>
        </draw:g>
        <draw:g>
          <svg:title>TexMaths</svg:title>
          <svg:desc>12§display§i§svg§600§FALSE§</svg:desc>
          <draw:polygon draw:style-name="gr5" draw:text-style-name="P3" draw:layer="layout" svg:width="0.145cm" svg:height="0.277cm" svg:x="9.254cm" svg:y="7.644cm" svg:viewBox="0 0 146 278" draw:points="73,278 0,278 0,0 146,0 146,278">
            <text:p/>
          </draw:polygon>
          <draw:path draw:style-name="gr6" draw:text-style-name="P4" draw:layer="layout" svg:width="0.111cm" svg:height="0.283cm" svg:x="9.266cm" svg:y="7.643cm" svg:viewBox="0 0 112 284" svg:d="M109 16c0-9-6-16-17-16s-23 11-23 23c0 7 6 14 17 14 10 0 23-9 23-21zM77 174c4-12 4-13 8-24 4-9 6-15 6-23 0-19-13-35-35-35-40 0-56 61-56 66 0 4 5 4 5 4 5 0 5-1 7-7 12-40 29-53 43-53 4 0 11 0 11 13 0 10-4 18-5 23-4 11-23 60-30 78-3 10-9 25-9 33 0 21 14 35 34 35 41 0 56-61 56-65 0-5-3-5-4-5-5 0-5 2-7 9-8 26-22 51-44 51-7 0-10-3-10-13 0-11 3-17 13-43z">
            <text:p/>
          </draw:path>
        </draw:g>
        <draw:g>
          <svg:title>TexMaths</svg:title>
          <svg:desc>12§display§(a \odot b) \odot c = a \odot (b \odot c)§svg§600§FALSE§</svg:desc>
          <draw:polygon draw:style-name="gr5" draw:text-style-name="P3" draw:layer="layout" svg:width="4.44cm" svg:height="0.42cm" svg:x="5.454cm" svg:y="5.944cm" svg:viewBox="0 0 4441 421" draw:points="2221,421 0,421 0,0 4441,0 4441,421">
            <text:p/>
          </draw:polygon>
          <draw:path draw:style-name="gr6" draw:text-style-name="P4" draw:layer="layout" svg:width="0.099cm" svg:height="0.421cm" svg:x="5.496cm" svg:y="5.943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6" draw:text-style-name="P4" draw:layer="layout" svg:width="0.193cm" svg:height="0.191cm" svg:x="5.634cm" svg:y="6.072cm" svg:viewBox="0 0 194 192" svg:d="M142 28c-9-16-21-28-40-28-49 0-102 62-102 125 0 39 23 67 56 67 9 0 30-1 56-31 3 18 18 31 38 31 16 0 25-10 31-23 7-16 13-42 13-42 0-5-3-5-4-5-5 0-5 3-6 9-8 27-16 51-33 51-12 0-13-11-13-19 0-10 1-12 6-31 5-18 5-22 10-38l14-59c4-12 4-13 4-15 0-7-5-12-12-12-11 0-17 10-18 20zM114 137c-2 8-2 8-8 15-20 24-36 30-48 30-22 0-28-23-28-39 0-21 13-73 24-93 13-25 31-40 49-40 28 0 34 34 34 37 0 2-1 5-3 7z">
            <text:p/>
          </draw:path>
          <draw:path draw:style-name="gr6" draw:text-style-name="P4" draw:layer="layout" svg:width="0.281cm" svg:height="0.281cm" svg:x="5.957cm" svg:y="6.014cm" svg:viewBox="0 0 282 282" svg:d="M282 141c0-77-64-141-140-141-80 0-142 64-142 141s64 141 142 141 140-64 140-141zM142 271c-74 0-131-59-131-130 0-73 59-130 131-130s130 59 130 130c0 72-60 130-130 130zM170 141c0-16-13-30-28-30-17 0-29 15-29 30 0 16 12 29 29 29 16 0 28-14 28-29z">
            <text:p/>
          </draw:path>
          <draw:path draw:style-name="gr6" draw:text-style-name="P4" draw:layer="layout" svg:width="0.155cm" svg:height="0.298cm" svg:x="6.373cm" svg:y="5.967cm" svg:viewBox="0 0 156 299" svg:d="M82 5c0 0 0-5-6-5-10 0-41 4-52 5-4 0-8 0-8 8 0 5 4 5 10 5 21 0 22 2 22 7 0 3-5 17-6 27l-35 137c-6 21-7 28-7 42 0 41 23 68 54 68 50 0 102-64 102-125 0-39-22-67-56-67-20 0-38 12-50 25zM42 164c2-8 2-9 6-14 20-28 40-34 52-34 14 0 26 12 26 40 0 25-14 73-22 90-14 27-33 43-50 43-14 0-29-12-29-43 0-7 0-16 7-42z">
            <text:p/>
          </draw:path>
          <draw:path draw:style-name="gr6" draw:text-style-name="P4" draw:layer="layout" svg:width="0.099cm" svg:height="0.421cm" svg:x="6.558cm" svg:y="5.943cm" svg:viewBox="0 0 100 422" svg:d="M100 211c0-32-5-84-29-132-25-51-63-79-66-79-4 0-5 1-5 5 0 1 0 1 8 9 42 42 66 109 66 197 0 73-15 147-68 200-6 5-6 6-6 7 0 3 1 4 5 4 3 0 42-29 67-82 22-46 28-93 28-129z">
            <text:p/>
          </draw:path>
          <draw:path draw:style-name="gr6" draw:text-style-name="P4" draw:layer="layout" svg:width="0.281cm" svg:height="0.281cm" svg:x="6.815cm" svg:y="6.014cm" svg:viewBox="0 0 282 282" svg:d="M282 141c0-77-64-141-140-141-80 0-142 64-142 141s64 141 142 141 140-64 140-141zM142 271c-74 0-131-59-131-130 0-73 59-130 131-130s130 59 130 130c0 72-60 130-130 130zM170 141c0-16-13-30-28-30-17 0-29 15-29 30 0 16 12 29 29 29 16 0 28-14 28-29z">
            <text:p/>
          </draw:path>
          <draw:path draw:style-name="gr6" draw:text-style-name="P4" draw:layer="layout" svg:width="0.165cm" svg:height="0.191cm" svg:x="7.229cm" svg:y="6.072cm" svg:viewBox="0 0 166 192" svg:d="M151 26c-7 0-13 0-19 6-7 6-7 14-7 17 0 10 7 15 15 15 12 0 24-10 24-28 0-20-20-36-50-36-58 0-114 61-114 120 0 38 25 72 68 72 62 0 98-45 98-51 0-2-3-4-6-4-2 0-3 1-5 3-34 42-81 42-85 42-27 0-39-20-39-45 0-18 9-59 23-85 13-24 37-42 60-42 14 0 31 4 37 16z">
            <text:p/>
          </draw:path>
          <draw:path draw:style-name="gr6" draw:text-style-name="P4" draw:layer="layout" svg:width="0.281cm" svg:height="0.099cm" svg:x="7.535cm" svg:y="6.105cm" svg:viewBox="0 0 282 100" svg:d="M268 17c6 0 14 0 14-9 0-8-8-8-14-8h-254c-6 0-14 0-14 8 0 9 8 9 14 9zM268 100c6 0 14 0 14-9 0-8-8-8-14-8h-254c-6 0-14 0-14 8 0 9 8 9 14 9z">
            <text:p/>
          </draw:path>
          <draw:path draw:style-name="gr6" draw:text-style-name="P4" draw:layer="layout" svg:width="0.193cm" svg:height="0.191cm" svg:x="7.971cm" svg:y="6.072cm" svg:viewBox="0 0 194 192" svg:d="M142 28c-9-16-21-28-40-28-49 0-102 62-102 125 0 39 23 67 56 67 9 0 30-1 56-31 3 18 18 31 38 31 16 0 25-10 31-23 7-16 13-42 13-42 0-5-3-5-4-5-5 0-5 3-6 9-8 27-16 51-33 51-12 0-13-11-13-19 0-10 1-12 6-31 5-18 5-22 10-38l14-59c4-12 4-13 4-15 0-7-5-12-12-12-11 0-17 10-18 20zM114 137c-2 8-2 8-8 15-20 24-36 30-48 30-22 0-28-23-28-39 0-21 13-73 24-93 13-25 31-40 49-40 28 0 34 34 34 37 0 2-1 5-3 7z">
            <text:p/>
          </draw:path>
          <draw:path draw:style-name="gr6" draw:text-style-name="P4" draw:layer="layout" svg:width="0.281cm" svg:height="0.281cm" svg:x="8.293cm" svg:y="6.014cm" svg:viewBox="0 0 282 282" svg:d="M282 141c0-77-64-141-140-141-80 0-142 64-142 141s64 141 142 141 140-64 140-141zM142 271c-74 0-131-59-131-130 0-73 59-130 131-130s130 59 130 130c0 72-60 130-130 130zM170 141c0-16-13-30-28-30-17 0-29 15-29 30 0 16 12 29 29 29 16 0 28-14 28-29z">
            <text:p/>
          </draw:path>
          <draw:path draw:style-name="gr6" draw:text-style-name="P4" draw:layer="layout" svg:width="0.099cm" svg:height="0.421cm" svg:x="8.732cm" svg:y="5.943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6" draw:text-style-name="P4" draw:layer="layout" svg:width="0.155cm" svg:height="0.298cm" svg:x="8.874cm" svg:y="5.967cm" svg:viewBox="0 0 156 299" svg:d="M82 5c0 0 0-5-6-5-10 0-41 4-52 5-4 0-8 0-8 8 0 5 4 5 10 5 21 0 22 2 22 7 0 3-5 17-6 27l-35 137c-6 21-7 28-7 42 0 41 23 68 54 68 50 0 102-64 102-125 0-39-22-67-56-67-20 0-38 12-50 25zM42 164c2-8 2-9 6-14 20-28 40-34 52-34 14 0 26 12 26 40 0 25-14 73-22 90-14 27-33 43-50 43-14 0-29-12-29-43 0-7 0-16 7-42z">
            <text:p/>
          </draw:path>
          <draw:path draw:style-name="gr6" draw:text-style-name="P4" draw:layer="layout" svg:width="0.281cm" svg:height="0.281cm" svg:x="9.151cm" svg:y="6.014cm" svg:viewBox="0 0 282 282" svg:d="M282 141c0-77-64-141-140-141-80 0-142 64-142 141s64 141 142 141 140-64 140-141zM142 271c-74 0-131-59-131-130 0-73 59-130 131-130s130 59 130 130c0 72-60 130-130 130zM170 141c0-16-13-30-28-30-17 0-29 15-29 30 0 16 12 29 29 29 16 0 28-14 28-29z">
            <text:p/>
          </draw:path>
          <draw:path draw:style-name="gr6" draw:text-style-name="P4" draw:layer="layout" svg:width="0.165cm" svg:height="0.191cm" svg:x="9.566cm" svg:y="6.072cm" svg:viewBox="0 0 166 192" svg:d="M151 26c-7 0-13 0-19 6-7 6-7 14-7 17 0 10 7 15 15 15 12 0 24-10 24-28 0-20-20-36-50-36-58 0-114 61-114 120 0 38 25 72 68 72 62 0 98-45 98-51 0-2-3-4-6-4-2 0-3 1-5 3-34 42-81 42-85 42-27 0-39-20-39-45 0-18 9-59 23-85 13-24 37-42 60-42 14 0 31 4 37 16z">
            <text:p/>
          </draw:path>
          <draw:path draw:style-name="gr6" draw:text-style-name="P4" draw:layer="layout" svg:width="0.099cm" svg:height="0.421cm" svg:x="9.755cm" svg:y="5.943cm" svg:viewBox="0 0 100 422" svg:d="M100 211c0-32-5-84-29-132-25-51-63-79-66-79-4 0-5 1-5 5 0 1 0 1 8 9 42 42 66 109 66 197 0 73-15 147-68 200-6 5-6 6-6 7 0 3 1 4 5 4 3 0 42-29 67-82 22-46 28-93 28-129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4T12:34:52.047453000</meta:creation-date>
    <dc:date>2016-02-24T23:51:27.837271520</dc:date>
    <meta:editing-duration>PT33M33S</meta:editing-duration>
    <meta:editing-cycles>5</meta:editing-cycles>
    <meta:generator>LibreOffice/5.0.5.2$Linux_X86_64 LibreOffice_project/00m0$Build-2</meta:generator>
    <meta:document-statistic meta:object-count="69"/>
  </office:meta>
</office:document-meta>
</file>